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Abyssinica SIL" svg:font-family="'Abyssinica SIL'" style:font-pitch="variable"/>
    <style:font-face style:name="AnjaliOldLipi" svg:font-family="AnjaliOldLip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24pt" style:text-underline-style="solid" style:text-underline-width="auto" style:text-underline-color="font-color" fo:font-weight="bold" officeooo:rsid="00152ed7" officeooo:paragraph-rsid="00152ed7"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Abyssinica SIL" fo:font-size="24pt" style:text-underline-style="solid" style:text-underline-width="auto" style:text-underline-color="font-color" fo:font-weight="bold" officeooo:rsid="0017ed96" officeooo:paragraph-rsid="0017ed96"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byssinica SIL" fo:font-size="24pt" style:text-underline-style="solid" style:text-underline-width="auto" style:text-underline-color="font-color" fo:font-weight="bold" officeooo:rsid="003b2ca5" officeooo:paragraph-rsid="003b2ca5"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152ed7" officeooo:paragraph-rsid="00152ed7" style:font-size-asian="24pt" style:font-weight-asian="bold" style:font-size-complex="24pt" style:font-weight-complex="bold"/>
    </style:style>
    <style:style style:name="P5" style:family="paragraph" style:parent-style-name="Text_20_body">
      <style:text-properties officeooo:paragraph-rsid="006791e5"/>
    </style:style>
    <style:style style:name="P6" style:family="paragraph" style:parent-style-name="Title">
      <style:text-properties style:font-name="AnjaliOldLipi" officeooo:rsid="0017ed96" officeooo:paragraph-rsid="0017ed96"/>
    </style:style>
    <style:style style:name="P7" style:family="paragraph" style:parent-style-name="Title">
      <style:text-properties style:font-name="AnjaliOldLipi" fo:font-style="italic" style:font-style-asian="italic" style:font-style-complex="italic"/>
    </style:style>
    <style:style style:name="P8" style:family="paragraph" style:parent-style-name="Heading_20_1">
      <style:text-properties style:font-name="Liberation Sans Narrow" officeooo:rsid="00a0e4e8" officeooo:paragraph-rsid="00a0e4e8"/>
    </style:style>
    <style:style style:name="P9" style:family="paragraph" style:parent-style-name="Heading_20_2">
      <style:text-properties style:font-name="Liberation Sans Narrow"/>
    </style:style>
    <style:style style:name="P10" style:family="paragraph" style:parent-style-name="Heading_20_2">
      <style:text-properties style:font-name="Liberation Sans Narrow" style:text-underline-style="solid" style:text-underline-width="auto" style:text-underline-color="font-color"/>
    </style:style>
    <style:style style:name="P11" style:family="paragraph" style:parent-style-name="Heading_20_2">
      <style:paragraph-properties fo:break-before="page"/>
      <style:text-properties style:font-name="Liberation Sans Narrow"/>
    </style:style>
    <style:style style:name="P12" style:family="paragraph" style:parent-style-name="Text_20_body">
      <style:text-properties style:font-name="Liberation Sans Narrow" officeooo:paragraph-rsid="0021afa1"/>
    </style:style>
    <style:style style:name="P13" style:family="paragraph" style:parent-style-name="Text_20_body">
      <style:text-properties style:font-name="Liberation Sans Narrow" officeooo:paragraph-rsid="0029716f"/>
    </style:style>
    <style:style style:name="P14" style:family="paragraph" style:parent-style-name="Text_20_body">
      <style:text-properties style:font-name="Liberation Sans Narrow" officeooo:paragraph-rsid="006cbfe2"/>
    </style:style>
    <style:style style:name="P15" style:family="paragraph" style:parent-style-name="Text_20_body">
      <style:text-properties style:font-name="Liberation Sans Narrow" officeooo:paragraph-rsid="005daedd"/>
    </style:style>
    <style:style style:name="P16" style:family="paragraph" style:parent-style-name="Text_20_body">
      <style:text-properties style:font-name="Liberation Sans Narrow" officeooo:paragraph-rsid="008954e3"/>
    </style:style>
    <style:style style:name="P17" style:family="paragraph" style:parent-style-name="Text_20_body">
      <style:text-properties style:font-name="Liberation Sans Narrow" officeooo:rsid="009274fc" officeooo:paragraph-rsid="009274fc"/>
    </style:style>
    <style:style style:name="P18" style:family="paragraph" style:parent-style-name="Text_20_body">
      <style:text-properties style:font-name="Liberation Sans Narrow" officeooo:rsid="006f7051" officeooo:paragraph-rsid="009274fc"/>
    </style:style>
    <style:style style:name="P19" style:family="paragraph" style:parent-style-name="Text_20_body">
      <style:text-properties style:font-name="Liberation Sans Narrow" officeooo:rsid="006f7051" officeooo:paragraph-rsid="00959e10"/>
    </style:style>
    <style:style style:name="P20" style:family="paragraph" style:parent-style-name="Text_20_body">
      <style:text-properties style:font-name="Liberation Sans Narrow" officeooo:rsid="0099d795" officeooo:paragraph-rsid="00a631b7"/>
    </style:style>
    <style:style style:name="P21" style:family="paragraph" style:parent-style-name="Text_20_body">
      <style:text-properties style:font-name="Liberation Sans Narrow" officeooo:paragraph-rsid="009bac8d"/>
    </style:style>
    <style:style style:name="P22" style:family="paragraph" style:parent-style-name="Text_20_body">
      <style:text-properties style:font-name="Liberation Sans Narrow" officeooo:rsid="00a904db" officeooo:paragraph-rsid="00a904db"/>
    </style:style>
    <style:style style:name="P23" style:family="paragraph" style:parent-style-name="Text_20_body">
      <style:text-properties style:font-name="Liberation Sans Narrow" officeooo:rsid="00a0e4e8" officeooo:paragraph-rsid="00a0e4e8"/>
    </style:style>
    <style:style style:name="P24" style:family="paragraph" style:parent-style-name="Text_20_body">
      <style:text-properties style:font-name="Liberation Sans Narrow" officeooo:rsid="00a41a98" officeooo:paragraph-rsid="00a41a98"/>
    </style:style>
    <style:style style:name="P25" style:family="paragraph" style:parent-style-name="Text_20_body">
      <style:text-properties style:font-name="Liberation Sans Narrow" officeooo:paragraph-rsid="002bf25c"/>
    </style:style>
    <style:style style:name="P26" style:family="paragraph" style:parent-style-name="Text_20_body">
      <style:text-properties style:font-name="Liberation Sans Narrow" officeooo:paragraph-rsid="002c8d9b"/>
    </style:style>
    <style:style style:name="P27" style:family="paragraph" style:parent-style-name="Text_20_body">
      <style:text-properties style:font-name="Liberation Sans Narrow" officeooo:rsid="00326389" officeooo:paragraph-rsid="00326389"/>
    </style:style>
    <style:style style:name="P28" style:family="paragraph" style:parent-style-name="Text_20_body">
      <style:text-properties style:font-name="Liberation Sans Narrow" officeooo:rsid="003c368e" officeooo:paragraph-rsid="003c368e"/>
    </style:style>
    <style:style style:name="P29" style:family="paragraph" style:parent-style-name="Text_20_body">
      <style:text-properties style:font-name="Liberation Sans Narrow" officeooo:rsid="0051cbff" officeooo:paragraph-rsid="0051cbff"/>
    </style:style>
    <style:style style:name="P30" style:family="paragraph" style:parent-style-name="Text_20_body">
      <style:text-properties style:font-name="Liberation Sans Narrow" officeooo:rsid="00693215" officeooo:paragraph-rsid="00693215"/>
    </style:style>
    <style:style style:name="P31" style:family="paragraph" style:parent-style-name="Text_20_body">
      <style:text-properties style:font-name="Liberation Sans Narrow" officeooo:rsid="006cbfe2" officeooo:paragraph-rsid="006cbfe2"/>
    </style:style>
    <style:style style:name="P32" style:family="paragraph" style:parent-style-name="Text_20_body">
      <style:text-properties style:font-name="Liberation Sans Narrow" officeooo:rsid="009e79f9" officeooo:paragraph-rsid="009e79f9"/>
    </style:style>
    <style:style style:name="P33" style:family="paragraph" style:parent-style-name="Text_20_body">
      <style:text-properties style:font-name="Liberation Sans Narrow" officeooo:rsid="007f73e2" officeooo:paragraph-rsid="006cbfe2"/>
    </style:style>
    <style:style style:name="P34" style:family="paragraph" style:parent-style-name="Text_20_body">
      <style:text-properties style:font-name="Liberation Sans Narrow" officeooo:rsid="008099f6" officeooo:paragraph-rsid="008099f6"/>
    </style:style>
    <style:style style:name="T1" style:family="text">
      <style:text-properties officeooo:rsid="0017ed96"/>
    </style:style>
    <style:style style:name="T2" style:family="text">
      <style:text-properties officeooo:rsid="002bf25c"/>
    </style:style>
    <style:style style:name="T3" style:family="text">
      <style:text-properties style:text-position="super 58%" officeooo:rsid="00524dcf"/>
    </style:style>
    <style:style style:name="T4" style:family="text">
      <style:text-properties style:text-position="super 58%" officeooo:rsid="0058d16a"/>
    </style:style>
    <style:style style:name="T5" style:family="text">
      <style:text-properties style:text-position="0% 100%"/>
    </style:style>
    <style:style style:name="T6" style:family="text">
      <style:text-properties style:text-position="0% 100%" officeooo:rsid="004e8fd7"/>
    </style:style>
    <style:style style:name="T7" style:family="text">
      <style:text-properties style:text-position="0% 100%" officeooo:rsid="0051cbff"/>
    </style:style>
    <style:style style:name="T8" style:family="text">
      <style:text-properties style:text-position="0% 100%" fo:font-size="8pt" fo:font-style="italic" officeooo:rsid="003f2e93" style:font-size-asian="8pt" style:font-style-asian="italic" style:font-size-complex="8pt" style:font-style-complex="italic"/>
    </style:style>
    <style:style style:name="T9" style:family="text">
      <style:text-properties style:text-position="0% 100%" fo:font-size="8pt" fo:font-style="italic" officeooo:rsid="00524dcf" style:font-size-asian="8pt" style:font-style-asian="italic" style:font-size-complex="8pt" style:font-style-complex="italic"/>
    </style:style>
    <style:style style:name="T10" style:family="text">
      <style:text-properties style:text-position="0% 100%" fo:font-size="8pt" fo:font-style="italic" officeooo:rsid="005c40ec" style:font-size-asian="8pt" style:font-style-asian="italic" style:font-size-complex="8pt" style:font-style-complex="italic"/>
    </style:style>
    <style:style style:name="T11" style:family="text">
      <style:text-properties style:text-position="0% 100%" officeooo:rsid="005537e5"/>
    </style:style>
    <style:style style:name="T12" style:family="text">
      <style:text-properties style:text-position="0% 100%" officeooo:rsid="0056c0af"/>
    </style:style>
    <style:style style:name="T13" style:family="text">
      <style:text-properties style:text-position="0% 100%" officeooo:rsid="0057a51a"/>
    </style:style>
    <style:style style:name="T14" style:family="text">
      <style:text-properties style:text-position="0% 100%" officeooo:rsid="0054eb46"/>
    </style:style>
    <style:style style:name="T15" style:family="text">
      <style:text-properties style:text-position="0% 100%" officeooo:rsid="0058d16a"/>
    </style:style>
    <style:style style:name="T16" style:family="text">
      <style:text-properties style:text-position="0% 100%" officeooo:rsid="005c40ec"/>
    </style:style>
    <style:style style:name="T17" style:family="text">
      <style:text-properties style:text-position="0% 100%" officeooo:rsid="005daedd"/>
    </style:style>
    <style:style style:name="T18" style:family="text">
      <style:text-properties style:text-position="0% 100%" officeooo:rsid="00610240"/>
    </style:style>
    <style:style style:name="T19" style:family="text">
      <style:text-properties style:text-position="0% 100%" officeooo:rsid="00629d8c"/>
    </style:style>
    <style:style style:name="T20" style:family="text">
      <style:text-properties style:text-position="0% 100%" officeooo:rsid="0063104a"/>
    </style:style>
    <style:style style:name="T21" style:family="text">
      <style:text-properties style:text-position="0% 100%" officeooo:rsid="00638eb2"/>
    </style:style>
    <style:style style:name="T22" style:family="text">
      <style:text-properties style:text-position="0% 100%" officeooo:rsid="0064e76f"/>
    </style:style>
    <style:style style:name="T23" style:family="text">
      <style:text-properties style:text-position="0% 100%" officeooo:rsid="006791e5"/>
    </style:style>
    <style:style style:name="T24" style:family="text">
      <style:text-properties style:text-position="0% 100%" officeooo:rsid="00686e1a"/>
    </style:style>
    <style:style style:name="T25" style:family="text">
      <style:text-properties style:text-position="0% 100%" officeooo:rsid="00693215"/>
    </style:style>
    <style:style style:name="T26" style:family="text">
      <style:text-properties style:text-position="0% 100%" officeooo:rsid="006a28af"/>
    </style:style>
    <style:style style:name="T27" style:family="text">
      <style:text-properties style:text-position="0% 100%" officeooo:rsid="006af799"/>
    </style:style>
    <style:style style:name="T28" style:family="text">
      <style:text-properties style:text-position="0% 100%" officeooo:rsid="006cbfe2"/>
    </style:style>
    <style:style style:name="T29" style:family="text">
      <style:text-properties style:text-position="0% 100%" officeooo:rsid="006cf49d"/>
    </style:style>
    <style:style style:name="T30" style:family="text">
      <style:text-properties style:text-position="0% 100%" officeooo:rsid="006e720c"/>
    </style:style>
    <style:style style:name="T31" style:family="text">
      <style:text-properties style:text-position="0% 100%" officeooo:rsid="0078f45b"/>
    </style:style>
    <style:style style:name="T32" style:family="text">
      <style:text-properties style:text-position="0% 100%" officeooo:rsid="00791cad"/>
    </style:style>
    <style:style style:name="T33" style:family="text">
      <style:text-properties style:text-position="0% 100%" officeooo:rsid="007a3364"/>
    </style:style>
    <style:style style:name="T34" style:family="text">
      <style:text-properties style:text-position="0% 100%" officeooo:rsid="007b2283"/>
    </style:style>
    <style:style style:name="T35" style:family="text">
      <style:text-properties style:text-position="0% 100%" officeooo:rsid="007c9f47"/>
    </style:style>
    <style:style style:name="T36" style:family="text">
      <style:text-properties style:text-position="0% 100%" officeooo:rsid="007e128f"/>
    </style:style>
    <style:style style:name="T37" style:family="text">
      <style:text-properties style:text-position="0% 100%" officeooo:rsid="0088a77b"/>
    </style:style>
    <style:style style:name="T38" style:family="text">
      <style:text-properties style:text-position="0% 100%" officeooo:rsid="008954e3"/>
    </style:style>
    <style:style style:name="T39" style:family="text">
      <style:text-properties style:text-position="0% 100%" officeooo:rsid="008e4199"/>
    </style:style>
    <style:style style:name="T40" style:family="text">
      <style:text-properties style:text-position="0% 100%" officeooo:rsid="008fa923"/>
    </style:style>
    <style:style style:name="T41" style:family="text">
      <style:text-properties style:text-position="0% 100%" officeooo:rsid="00910bf0"/>
    </style:style>
    <style:style style:name="T42" style:family="text">
      <style:text-properties style:text-position="0% 100%" officeooo:rsid="00a807af"/>
    </style:style>
    <style:style style:name="T43" style:family="text">
      <style:text-properties style:text-position="0% 100%" style:font-name="aakar" officeooo:rsid="006791e5"/>
    </style:style>
    <style:style style:name="T44" style:family="text">
      <style:text-properties style:text-position="0% 100%" style:font-name="aakar" officeooo:rsid="006a28af"/>
    </style:style>
    <style:style style:name="T45" style:family="text">
      <style:text-properties style:text-position="0% 100%" style:font-name="Liberation Sans Narrow" officeooo:rsid="006791e5"/>
    </style:style>
    <style:style style:name="T46" style:family="text">
      <style:text-properties style:text-position="0% 100%" style:font-name="Liberation Sans Narrow" officeooo:rsid="006a28af"/>
    </style:style>
    <style:style style:name="T47" style:family="text">
      <style:text-properties officeooo:rsid="00329ef2"/>
    </style:style>
    <style:style style:name="T48" style:family="text">
      <style:text-properties officeooo:rsid="00373798"/>
    </style:style>
    <style:style style:name="T49" style:family="text">
      <style:text-properties fo:font-style="italic" fo:font-weight="bold" officeooo:rsid="009e79f9" style:font-style-asian="italic" style:font-weight-asian="bold" style:font-style-complex="italic" style:font-weight-complex="bold"/>
    </style:style>
    <style:style style:name="T50" style:family="text">
      <style:text-properties officeooo:rsid="00524dcf"/>
    </style:style>
    <style:style style:name="T51" style:family="text">
      <style:text-properties officeooo:rsid="0059aa8f"/>
    </style:style>
    <style:style style:name="T52" style:family="text">
      <style:text-properties officeooo:rsid="006791e5"/>
    </style:style>
    <style:style style:name="T53" style:family="text">
      <style:text-properties style:font-name="Times New Roman"/>
    </style:style>
    <style:style style:name="T54" style:family="text">
      <style:text-properties style:font-name="Abyssinica SIL" officeooo:rsid="0017ed96"/>
    </style:style>
    <style:style style:name="T55" style:family="text">
      <style:text-properties fo:font-style="normal" style:font-style-asian="normal" style:font-style-complex="normal"/>
    </style:style>
    <style:style style:name="T56" style:family="text">
      <style:text-properties fo:font-style="normal" officeooo:rsid="009e79f9" style:font-style-asian="normal" style:font-style-complex="normal"/>
    </style:style>
    <style:style style:name="T57" style:family="text">
      <style:text-properties fo:font-style="normal" officeooo:rsid="009f9305" style:font-style-asian="normal" style:font-style-complex="normal"/>
    </style:style>
    <style:style style:name="T58" style:family="text">
      <style:text-properties fo:font-style="normal" officeooo:rsid="00a0e4e8" style:font-style-asian="normal" style:font-style-complex="normal"/>
    </style:style>
    <style:style style:name="T59" style:family="text">
      <style:text-properties fo:font-style="normal" officeooo:rsid="00a22d54" style:font-style-asian="normal" style:font-style-complex="normal"/>
    </style:style>
    <style:style style:name="T60" style:family="text">
      <style:text-properties fo:font-style="normal" officeooo:rsid="00a41a98" style:font-style-asian="normal" style:font-style-complex="normal"/>
    </style:style>
    <style:style style:name="T61" style:family="text">
      <style:text-properties fo:font-style="normal" officeooo:rsid="00a631b7" style:font-style-asian="normal" style:font-style-complex="normal"/>
    </style:style>
    <style:style style:name="T62" style:family="text">
      <style:text-properties fo:font-style="normal" officeooo:rsid="00a807af" style:font-style-asian="normal" style:font-style-complex="normal"/>
    </style:style>
    <style:style style:name="T63" style:family="text">
      <style:text-properties fo:font-style="normal" officeooo:rsid="00a904db" style:font-style-asian="normal" style:font-style-complex="normal"/>
    </style:style>
    <style:style style:name="T64" style:family="text">
      <style:text-properties fo:font-style="normal" officeooo:rsid="00a98180" style:font-style-asian="normal" style:font-style-complex="normal"/>
    </style:style>
    <style:style style:name="T65" style:family="text">
      <style:text-properties fo:font-style="normal" officeooo:rsid="00aa6dc7" style:font-style-asian="normal" style:font-style-complex="normal"/>
    </style:style>
    <style:style style:name="T66" style:family="text">
      <style:text-properties fo:font-style="normal" officeooo:rsid="00ab7fd8" style:font-style-asian="normal" style:font-style-complex="normal"/>
    </style:style>
    <style:style style:name="T67" style:family="text">
      <style:text-properties fo:font-style="normal" officeooo:rsid="00acabb9" style:font-style-asian="normal" style:font-style-complex="normal"/>
    </style:style>
    <style:style style:name="T68" style:family="text">
      <style:text-properties officeooo:rsid="0094605c"/>
    </style:style>
    <style:style style:name="T69" style:family="text">
      <style:text-properties officeooo:rsid="00959e10"/>
    </style:style>
    <style:style style:name="T70" style:family="text">
      <style:text-properties officeooo:rsid="009bac8d"/>
    </style:style>
    <style:style style:name="T71" style:family="text">
      <style:text-properties officeooo:rsid="009d363f"/>
    </style:style>
    <style:style style:name="T72" style:family="text">
      <style:text-properties officeooo:rsid="009e79f9"/>
    </style:style>
    <style:style style:name="T73" style:family="text">
      <style:text-properties fo:font-weight="bold" style:font-weight-asian="bold" style:font-weight-complex="bold"/>
    </style:style>
    <style:style style:name="T74" style:family="text">
      <style:text-properties officeooo:rsid="00a631b7"/>
    </style:style>
    <style:style style:name="T75" style:family="text">
      <style:text-properties officeooo:rsid="00a66ff4"/>
    </style:style>
    <style:style style:name="T76" style:family="text">
      <style:text-properties officeooo:rsid="00a7440f"/>
    </style:style>
    <style:style style:name="T77" style:family="text">
      <style:text-properties style:font-name="aakar"/>
    </style:style>
    <style:style style:name="T78" style:family="text">
      <style:text-properties style:font-name="aakar" officeooo:rsid="0017ed96"/>
    </style:style>
    <style:style style:name="T79" style:family="text">
      <style:text-properties style:font-name="aakar" officeooo:rsid="001c95db"/>
    </style:style>
    <style:style style:name="T80" style:family="text">
      <style:text-properties style:font-name="aakar" officeooo:rsid="008da3fa"/>
    </style:style>
    <style:style style:name="T81" style:family="text">
      <style:text-properties style:font-name="aakar" officeooo:rsid="00a66ff4"/>
    </style:style>
    <style:style style:name="T82" style:family="text">
      <style:text-properties style:font-name="aakar" officeooo:rsid="0078955a"/>
    </style:style>
    <style:style style:name="T83" style:family="text">
      <style:text-properties style:font-name="aakar" officeooo:rsid="00a7440f"/>
    </style:style>
    <style:style style:name="T84" style:family="text">
      <style:text-properties style:font-name="aakar" officeooo:rsid="002306ff"/>
    </style:style>
    <style:style style:name="T85" style:family="text">
      <style:text-properties style:font-name="aakar" officeooo:rsid="006791e5"/>
    </style:style>
    <style:style style:name="T86" style:family="text">
      <style:text-properties officeooo:rsid="00a807af"/>
    </style:style>
    <style:style style:name="T87" style:family="text">
      <style:text-properties officeooo:rsid="00aa6dc7"/>
    </style:style>
    <style:style style:name="T88" style:family="text">
      <style:text-properties officeooo:rsid="001c95db"/>
    </style:style>
    <style:style style:name="T89" style:family="text">
      <style:text-properties officeooo:rsid="008da3fa"/>
    </style:style>
    <style:style style:name="T90" style:family="text">
      <style:text-properties officeooo:rsid="0078955a"/>
    </style:style>
    <style:style style:name="T91" style:family="text">
      <style:text-properties officeooo:rsid="002306ff"/>
    </style:style>
    <style:style style:name="T92" style:family="text">
      <style:text-properties style:font-name="Liberation Sans Narrow"/>
    </style:style>
    <style:style style:name="T93" style:family="text">
      <style:text-properties style:font-name="Liberation Sans Narrow" officeooo:rsid="00679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roeconomics Assignment </text:p>
      <text:p text:style-name="P1">Name: Siyamthanda</text:p>
      <text:p text:style-name="P1">Surname: Nzipo</text:p>
      <text:p text:style-name="P1">Student number: 1733160</text:p>
      <text:p text:style-name="P2">Course code: ECON3005</text:p>
      <text:p text:style-name="P3">Budget Speech Competition</text:p>
      <text:p text:style-name="P4"/>
      <text:p text:style-name="P6">TOPIC:</text:p>
      <text:p text:style-name="P7"><text:span text:style-name="T1">W</text:span>ould <text:s/><text:span text:style-name="T1">the implementation</text:span> <text:span text:style-name="T1">of land expropriation without compensation unlock greater economic growth or damage it further in South Africa? Illustration using international experience.</text:span></text:p>
      <text:h text:style-name="P11" text:outline-level="2">I<text:span text:style-name="T48">ntroduction</text:span></text:h>
      <text:p text:style-name="P12"><text:span text:style-name="T1">The implementation of land expropriation without compensation(LEWC) is quite a complicated task to be carried out by the government. This is because it would not only be an economic policy being established but a decision which has political, moral and other delicate and thought provoking ideologies which encompass race relations of which are the root of the South African land distribution at this day. For the purposes of this essay we shall not get into these specifics but will only explore the prospects of the country’s economy should this policy be used. We will do so by looking at some other countries which took a similar route and learn how this turned out for them. A major challenge that we may face with regards to the international experience is that, countries which have gone this way may have been under different economic conditions such as time during which this occurred, economic position and status quo.</text:span></text:p>
      <text:p text:style-name="P13"><text:span text:style-name="T76">LEWC is an action taken by the government of taking land from owner for public use or benefit without compensating the owner. <text:s/>Of paramount importance is what does the government foresee it to be, that is, for them to consider it as having been accomplished, how would the state of land ownership be like. With respect to the report formulated by the <text:s/>Presidential Expert Advisory Panel on 2018 on Land Reform and Agriculture, it is plausible to imagine that the government would want to have Restitution, <text:s/>Redistribution and and Security of Land Tenure as part of its vision and thus we shall look on the impact on the growth of the economy of such endeavours. </text:span></text:p>
      <text:h text:style-name="P10" text:outline-level="2">Closer look at other countries</text:h>
      <text:p text:style-name="P14"><text:span text:style-name="T51">To get a better grasp of how a South Africa with this policy of land expropriation without compensation would be like, we are going to scrutinise two countries which have taken a bite at this policy prior to our analysis. </text:span></text:p>
      <text:p text:style-name="P14"><text:span text:style-name="T51">Let us first consider the case of China from 1947 in which the Chinese sought to completely eradicate the system of Landlordism which had been in existence for about two millenniums. Landlordism in China basically meant that the peasants and those who owned small plots in China had to rent the land in which they worked and were exploited by the landlords who were not tilling the land. To overcome this, a plan of action was drafted by the then Communist Party and was called the “The Basic Programme of the Chinese Agrarian Law”. This outlined how the land was to be allocated to evenly benefit the occupants of the country at the time and eliminate the unwanted system that was in place. It gained much popularity after its announcement and was proving to be ideal since it was somewhat fruitful as the article by Frank C Lee in 1948 goes on and says, “The earliest report on equalised redistribution in the Communist area ... 500 acres of land had been alloted ... The per capita share of land alloted in Machuria was larger ... nearly 1.67 acres per capita”</text:span><text:span text:style-name="T16">)</text:span><text:span text:style-name="T3"> </text:span><text:span text:style-name="T12">.</text:span><text:span text:style-name="T9">[T</text:span><text:span text:style-name="T8">he </text:span><text:span text:style-name="T9">previous </text:span><text:span text:style-name="T8"><text:s/></text:span><text:span text:style-name="T9">passage </text:span><text:span text:style-name="T8">is based on an article by Fran</text:span><text:span text:style-name="T10">k C </text:span><text:span text:style-name="T8">Lee, Land Redistribution in Communist China, Mar., 1948] </text:span><text:span text:style-name="T6"><text:s/></text:span></text:p>
      <text:p text:style-name="P15"><text:span text:style-name="T7">I</text:span><text:span text:style-name="T14">t was then in 1950 to 1951 that the favourable land ownership was accomplished in China which was strengthened by the Land Reform Law publis</text:span><text:span text:style-name="T29">hed</text:span><text:span text:style-name="T14"> by the government </text:span><text:span text:style-name="T11">since the Basic Programme of Agrarian Law acted only as a guideline </text:span><text:span text:style-name="T12">and used by peasants’ associations </text:span><text:span text:style-name="T16">and the Communist Party</text:span><text:span text:style-name="T14">. <text:s/></text:span><text:span text:style-name="T11">All the groups</text:span><text:span text:style-name="T31">(peasants, owners of small plots, <text:s/>former landlords)</text:span><text:span text:style-name="T11"> were now </text:span><text:span text:style-name="T42">tilling the land</text:span><text:span text:style-name="T11">. This was quite a milestone as it was the realisation of the saying, ‘He who tills the land shall own it’, which was the slogan of Sun Yat-sen </text:span><text:span text:style-name="T12">known for his revolutionary efforts in China</text:span><text:span text:style-name="T13">. “The reform liberated productive forces, increased the productivity of agriculture, and laid the basis for industrialisation”</text:span><text:span text:style-name="T4">[4]</text:span><text:span text:style-name="T15">(1950:T</text:span><text:span text:style-name="T7">he Land Reform , 15 Sep., 2009</text:span><text:span text:style-name="T17">). Therefore the land expropriation in China placed them </text:span><text:span text:style-name="T19">in a </text:span><text:span text:style-name="T17">better economic position </text:span><text:span text:style-name="T18">at the time</text:span><text:span text:style-name="T17">. </text:span><text:span text:style-name="T18">Even though not all went smooth and well thereafter when shifting into industrialisation, China now has a major economic impact in the world and </text:span><text:span text:style-name="T19">boasts</text:span><text:span text:style-name="T18"> a</text:span><text:span text:style-name="T19">s one of</text:span><text:span text:style-name="T18"> the few successful countries with equal land distribution </text:span><text:span text:style-name="T19">and has exp</text:span><text:span text:style-name="T20">e</text:span><text:span text:style-name="T19">rienced the fastest growing economy in the recent past</text:span><text:span text:style-name="T18">. </text:span><text:span text:style-name="T40">Of course some commentators would sneer at </text:span><text:soft-page-break/><text:span text:style-name="T40">the idea that land reform played a pivotal role in the success of China </text:span><text:span text:style-name="T41">pointing at it as just a post-hoc fallacy</text:span><text:span text:style-name="T40">, but then who is to say it did not and based on what evidence?</text:span></text:p>
      <text:p text:style-name="P16"><text:span text:style-name="T18">N</text:span><text:span text:style-name="T19">ow looking into the evolution </text:span><text:span text:style-name="T21">of</text:span><text:span text:style-name="T19"> another country which has carried out the implementation of land expropriation without compensation, namely Zimbabwe. Zimbabwe, like many other African countries including South Africa, </text:span><text:span text:style-name="T20">ha</text:span><text:span text:style-name="T25">d</text:span><text:span text:style-name="T20"> fallen victim to oppression under the colonialism regime. It is thus not uncommon that when they got independence in 1980 they </text:span><text:span text:style-name="T21">would</text:span><text:span text:style-name="T20"> seek to empower themselves by any means </text:span><text:span text:style-name="T29">they deemed </text:span><text:span text:style-name="T20">plausible . </text:span><text:span text:style-name="T32">It was without anyone’s telling that at some point in <text:s/></text:span><text:span text:style-name="T36">Mr Mugabe’s </text:span><text:span text:style-name="T32">reign there would be factional </text:span><text:span text:style-name="T33">contentions</text:span><text:span text:style-name="T32"> </text:span><text:span text:style-name="T33">rising against</text:span><text:span text:style-name="T32"> </text:span><text:span text:style-name="T33">him within his political party. These were due to economic challenges the country was facing </text:span><text:span text:style-name="T39">more than</text:span><text:span text:style-name="T33"> a decade ago </text:span><text:span text:style-name="T34">which jeopardised his presidency position <text:s/></text:span><text:span text:style-name="T36">as his leadership ability was put into question</text:span><text:span text:style-name="T33">. This then led to him expropriating </text:span><text:span text:style-name="T34">farm </text:span><text:span text:style-name="T33">land </text:span><text:span text:style-name="T34">from whites</text:span><text:span text:style-name="T33"> as means to earn political </text:span><text:span text:style-name="T34">points </text:span><text:span text:style-name="T35">and </text:span><text:span text:style-name="T34">favour among the masses(William Gumede, 15 Oct </text:span><text:span text:style-name="T35">2018</text:span><text:span text:style-name="T34">)</text:span><text:span text:style-name="T37">. </text:span><text:span text:style-name="T21">This was, </text:span><text:span text:style-name="T35">naively,</text:span><text:span text:style-name="T21"> </text:span><text:span text:style-name="T35">reasonable</text:span><text:span text:style-name="T21"> since the land ownership ratios were skewed to the advantage of the white citizens wherein they </text:span><text:span text:style-name="T29">made up</text:span><text:span text:style-name="T21"> less than one percent of the population and they had approximately 50 percent control of the land </text:span><text:span text:style-name="T22">used for agricultural production, and obviously black people being the majority(Marie Holzapfel &amp; Juan Camacho). </text:span><text:s/><text:span text:style-name="T37">Most of the expropriated farms were almost the backbone of the country’s economy and the land was given </text:span><text:span text:style-name="T38">to </text:span><text:span text:style-name="T37">political affiliate</text:span><text:span text:style-name="T38">s and</text:span><text:span text:style-name="T24"> other</text:span><text:span text:style-name="T25">s</text:span><text:span text:style-name="T24"> who </text:span><text:span text:style-name="T25">we</text:span><text:span text:style-name="T24">re not politicians basically did not have capacity</text:span><text:span text:style-name="T30">(</text:span><text:span text:style-name="T26">skill and resources</text:span><text:span text:style-name="T30">)</text:span><text:span text:style-name="T26"> </text:span><text:span text:style-name="T24">to use the land(William Gumede, 15 October 2018). </text:span><text:span text:style-name="T26">One highlight that substantiates the lack of capacity for those who acquired land is that they could not take loans to finance the capital </text:span><text:span text:style-name="T27">since they could not use their land as collateral, due to it being not private, </text:span><text:span text:style-name="T26">as such, the capital intensive part</text:span><text:span text:style-name="T27">s</text:span><text:span text:style-name="T26"> of agric</text:span><text:span text:style-name="T27">ul</text:span><text:span text:style-name="T26">tural production was lacking </text:span><text:span text:style-name="T27">(Willam H Shaw, 2003).</text:span><text:span text:style-name="T26"> </text:span><text:span text:style-name="T25">This later went to catch up with Zimbabwe as they found themselves in a bad economic standing whereby </text:span><text:span text:style-name="T28">in 2016</text:span><text:span text:style-name="T25"> they even had to call for a state of disaster. </text:span><text:span text:style-name="T38">Poverty numbers had risen drastically and did not promise to be going down soon.</text:span></text:p>
      <text:p text:style-name="P17"><text:span text:style-name="T73">Comparison and contrast</text:span></text:p>
      <text:p text:style-name="P18">A country that wants to apply any economic policy needs to have a clear-cut plan of execution of the policy and thoroughly understand and <text:s/>envision the plan after its implementation. Being aware of such then puts them in great position to even foresee what could be of necessity should the plan take effect and thus <text:s/>evaluate whether or not they would be ready for such. In the case for China, the citizens were <text:s/>the ones at the forefront of the movement, only having influence by leaders of the Communist Party hand-in-hand with peasants’ leaders. Most importantly they fought for ownership of land of which they had been working on for years so that the yield comes to them not some else who is not even working. These years of experience gave them an advantage when it comes to skill and knowledge of the craft. This then gave them incentive to put more effort on their work to their benefit. </text:p>
      <text:p text:style-name="P19">On the other hand Zimbabwean citizens were not ready for the self serving agenda of Mr Mugabe. It was sudden and lacked any insightful thought before being acted on. <text:span text:style-name="T68">Therefore it seemed as if the Zimbabweans had woken up only to find that they were in their dream, but was it their dream though? Maybe all that </text:span>they wanted was to correct a historical injustice against their forefathers <text:span text:style-name="T69">which was a reclaim of the land.</text:span> <text:span text:style-name="T69">As such when it was accomplished, they did not have economic goals and even if they had them there was no plan in place to achieve them. It only adds salt to the wound to highlight that the almost self sufficient economy of theirs before expropriation was taken to ground because of the myopic view of the then President.</text:span></text:p>
      <text:h text:style-name="P9" text:outline-level="2">South African Context</text:h>
      <text:p text:style-name="P20"><text:span text:style-name="T86">In South Africa there has been</text:span> a lot <text:span text:style-name="T71">of </text:span>consultations <text:span text:style-name="T86">that have</text:span> been held. Political entities, economic analysts, businesses entities, farm owners <text:s/>and the general public have all factored in their views on the topic at various <text:soft-page-break/>stages. This serves to point <text:span text:style-name="T74">out</text:span> that South Africa has been <text:span text:style-name="T70">examining the situation <text:s/>closely and it is reasonable to say at this point there is a better grasps of the factors at play in the economy and the potential hindrances of the policy. </text:span></text:p>
      <text:p text:style-name="P21"><text:span text:style-name="T72">One thing that needs much consideration are property rights and what it would mean to have them changed whenever deemed fit by government and all the aforementioned structures. According to (Acemuoglu And Johnson, 2005) , investment rates and and higher income per capita have been traced on countries with strict constraints against expropriations by the ‘</text:span><text:span text:style-name="T49">elite’ </text:span><text:span text:style-name="T56">groups in power. </text:span><text:span text:style-name="T57">In the case for SA, it would </text:span><text:span text:style-name="T58">be </text:span><text:span text:style-name="T57">unjustified to claim that expropriation is carried out by elites. Th</text:span><text:span text:style-name="T62">e </text:span><text:span text:style-name="T63">property right are thus autonomous to a few elites but subject</text:span><text:span text:style-name="T58"> </text:span><text:span text:style-name="T63">to</text:span><text:span text:style-name="T58"> proposals from all these stakeholders thus enforcing peoples’ interests to be on the </text:span><text:span text:style-name="T63">fore</text:span><text:span text:style-name="T58">front, </text:span><text:span text:style-name="T63">just like in the Chinese draft of the reform programme sought to serve the people’</text:span><text:span text:style-name="T65">s</text:span><text:span text:style-name="T63"> interests</text:span><text:span text:style-name="T58">.</text:span></text:p>
      <text:p text:style-name="P22"><text:span text:style-name="T58">A </text:span><text:span text:style-name="T55">takeaway from Zimbabwe is that LEWC can lead to devaluation of <text:s/>the land and thus the land cannot be used as collateral </text:span><text:span text:style-name="T64">to get loans</text:span><text:span text:style-name="T55">. This speaks only to the financing part of those who are to assume hold of the new</text:span><text:span text:style-name="T64">ly</text:span><text:span text:style-name="T55"> established farms </text:span><text:span text:style-name="T64">or business entities </text:span><text:span text:style-name="T55">and with those with absentee landlords. </text:span><text:span text:style-name="T65">There would not therefore be any devaluation of land in our case because the land will not be on </text:span><text:span text:style-name="T67">the</text:span><text:span text:style-name="T65"> market, </text:span><text:span text:style-name="T66">therefore without a price tag, </text:span><text:span text:style-name="T65">but owned by the government and leased to those who are able able to work it for free and rented to foreign entities. This is not land being taken away from whites but the state would acquire the land and give it to whoever is fit to work it </text:span><text:span text:style-name="T66">including whites</text:span><text:span text:style-name="T65"> only this time everyone </text:span><text:span text:style-name="T66">will be </text:span><text:span text:style-name="T65">considered </text:span><text:span text:style-name="T66">and evenly distributed to</text:span><text:span text:style-name="T65">. </text:span><text:span text:style-name="T67">This is the same as how China abolished the landlordism.</text:span><text:span text:style-name="T65"> </text:span><text:span text:style-name="T66">The white farmers will therefore be among producers </text:span><text:span text:style-name="T67">of</text:span><text:span text:style-name="T66"> food. The already up and running farms would not instantly be expropriated but gradually so to allow time for the new and unskilled labourers to learn craft. <text:s/>The issue then of financing can rest on fiscal policies of the government to finance it similar to <text:s/>how schooling the likes of Nation Youth Development agency programmes wor</text:span><text:span text:style-name="T67">k. </text:span></text:p>
      <text:p text:style-name="P23"><text:span text:style-name="T58"/></text:p>
      <text:h text:style-name="P8" text:outline-level="1">Conclusion and recommendatio<text:span text:style-name="T87">n.</text:span></text:h>
      <text:p text:style-name="P23"><text:span text:style-name="T55">The South African land expropriation idea should not be seen narrowly as the rectification of the historical events </text:span><text:span text:style-name="T65">or prejudice <text:s/>act against whites, </text:span><text:span text:style-name="T55">but as a means to move forward as a country. This is in response to the w</text:span><text:span text:style-name="T59">id</text:span><text:span text:style-name="T55">e acknowledgement that our country </text:span><text:span text:style-name="T59">is among the most unequal societies in the world. </text:span><text:span text:style-name="T60">A</text:span><text:span text:style-name="T59">s such the actions we make should be to empower those who are marginalised of which the majority are blacks. But then this should not be done so as to pull down the white owned successful businesses but to capitalise on our potential so as to maximise the production possibilities frontier. This is to be achieved by having all the idle inputs of production being allocated to the benefit of the country’s growth and the by sharing the wealth of the country among the people </text:span><text:span text:style-name="T60">in the country</text:span><text:span text:style-name="T59">. </text:span><text:span text:style-name="T60">These idle include the unemployed in the labour force and the privately owned unused land.</text:span></text:p>
      <text:p text:style-name="P24"><text:span text:style-name="T60">W</text:span><text:span text:style-name="T55">e are by no means catching up with time, therefore there should not be any pressure on applying LEWC. Gradually introducing this idea is the best option we have. The land expropriation without compensation, with uni</text:span><text:span text:style-name="T61">fied intent to build the country and carefully executed thoughtful plan with all entities involved should lead to economic growth .</text:span></text:p>
      <text:p text:style-name="P25"/>
      <text:p text:style-name="P25"/>
      <text:p text:style-name="P25"/>
      <text:p text:style-name="P25"><text:soft-page-break/><text:span text:style-name="T2">References: </text:span></text:p>
      <text:p text:style-name="P26"/>
      <text:p text:style-name="P26">[1]The Constitution of the Republic of South Africa, 1996, as adopted on 8 May 1996 and amended 11 October 1996 by the Constitutional Assembly, <text:span text:style-name="T50">pp.</text:span> 10.</text:p>
      <text:p text:style-name="P27">[2]Final Report of the Presidential Expert advisory <text:span text:style-name="T47">Panel on Land Reform And Agriculture, 04 May 2019. website: www.gov..za/sites/default/files/gcis_document/201907/panelreportlandreform_1.pdf</text:span></text:p>
      <text:p text:style-name="P28">[3]<text:span text:style-name="T50">Land Redistribution in Communist China, Frank C Lee, </text:span>Pacific Affairs <text:s/>Vol.2 No.1 (Mar., 1948) pp.20-32</text:p>
      <text:p text:style-name="P29">[<text:span text:style-name="T50">4</text:span>] 1950: The Land Reform<text:span text:style-name="T5">, 15 Sep., 2009. </text:span><text:span text:style-name="T13">website: www.china.org.cn/features/60years/2009-09/15/content_18530605.htm</text:span></text:p>
      <text:p text:style-name="P5"><text:span text:style-name="T93">[5]Zimbabwe </text:span><text:span text:style-name="T45">fast track land reform. </text:span><text:span text:style-name="T46">Darlene Miller.</text:span><text:span text:style-name="T45"> Website: </text:span><text:a xlink:type="simple" xlink:href="http://www.hrw.org/" text:style-name="Internet_20_link" text:visited-style-name="Visited_20_Internet_20_Link"><text:span text:style-name="T92">http://www.hrw.org</text:span></text:a></text:p>
      <text:p text:style-name="P30">[6]Lessons from Zimbabwe’s failed land reforms. William Gumede ,Oct 15, 2018.</text:p>
      <text:p text:style-name="P31">[7]’They Stole Our Land’ : Debating the expropriation of white farms in Zimbabwe. William H Shaw. The journal of Modern African Studies Vol. 41 No1(Mar., 2003)</text:p>
      <text:p text:style-name="P32">[8]Unbundling Institutions. Acemoglu D <text:s/>&amp; Johnson S, 2005. Journal on Political Economy. Website: https://economics.mit.edu/files/4467</text:p>
      <text:p text:style-name="P33"/>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Abyssinica SIL" svg:font-family="'Abyssinica SIL'" style:font-pitch="variable"/>
    <style:font-face style:name="AnjaliOldLipi" svg:font-family="AnjaliOldLip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01:13:30.123164736</meta:creation-date>
    <dc:date>2020-05-11T11:13:10.251579199</dc:date>
    <meta:editing-duration>PT4H49M19S</meta:editing-duration>
    <meta:editing-cycles>22</meta:editing-cycles>
    <meta:generator>LibreOffice/6.3.5.2$Linux_X86_64 LibreOffice_project/30$Build-2</meta:generator>
    <meta:document-statistic meta:table-count="0" meta:image-count="0" meta:object-count="0" meta:page-count="5" meta:paragraph-count="35" meta:word-count="2188" meta:character-count="13165" meta:non-whitespace-character-count="10982"/>
  </office:meta>
</office:document-meta>
</file>